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43cm" fo:padding-top="0.175cm" fo:padding-bottom="0.175cm" fo:padding-left="0.3cm" fo:padding-right="0.3cm" fo:wrap-option="no-wrap"/>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2.128cm" fo:min-width="4.412cm"/>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3.533cm"/>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style>
    <style:style style:name="P1" style:family="paragraph">
      <style:paragraph-properties fo:margin-left="1.3cm" fo:margin-right="0cm" fo:text-align="start" fo:text-indent="0cm" style:writing-mode="lr-tb">
        <style:tab-stops/>
      </style:paragraph-properties>
    </style:style>
    <style:style style:name="P2" style:family="paragraph">
      <loext:graphic-properties draw:fill="none"/>
      <style:paragraph-properties fo:margin-left="1.3cm" fo:margin-right="0cm" fo:text-align="start" fo:text-indent="0cm" style:writing-mode="lr-tb">
        <style:tab-stops/>
      </style:paragraph-properties>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8pt" style:font-size-complex="18pt"/>
    </style:style>
    <style:style style:name="P5"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8cm" svg:height="3.2cm" svg:x="4.1cm" svg:y="0.4cm">
          <text:p text:style-name="P1">Zuchtziel</text:p>
          <text:p text:style-name="P1"><text:span text:style-name="T1">- ökonomisch</text:span></text:p>
          <text:p text:style-name="P1"><text:span text:style-name="T1">- biologisch</text:span></text:p>
          <text:p text:style-name="P1"><text:span text:style-name="T1">- taktisch</text:span></text:p>
          <text:p text:style-name="P1"><text:span text:style-name="T1">- ethis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5.8cm" svg:height="2.4cm" svg:x="0.6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4.858cm" svg:height="1.754cm" svg:x="1.1cm" svg:y="3.6cm">
          <draw:text-box>
            <text:p><text:span text:style-name="T2">Leistungsprüfungen</text:span></text:p>
            <text:p><text:span text:style-name="T3">- Welche Merkmale</text:span></text:p>
            <text:p><text:span text:style-name="T3">- Bei welchen Tieren</text:span></text:p>
          </draw:text-box>
        </draw:frame>
        <draw:custom-shape draw:style-name="gr4" draw:text-style-name="P3" draw:layer="layout" svg:width="6.6cm" svg:height="2.926cm" svg:x="3.4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layout" svg:width="4.912cm" svg:height="2.378cm" svg:x="4.401cm" svg:y="6.079cm">
          <draw:text-box>
            <text:p><text:span text:style-name="T4">Zuchtwertschätzung</text:span></text:p>
            <text:p><text:span text:style-name="T1">- Welche Merkmale</text:span></text:p>
            <text:p><text:span text:style-name="T1">- Pedigree</text:span></text:p>
            <text:p><text:span text:style-name="T1">- Verfahren</text:span></text:p>
            <text:p><text:span text:style-name="T1">- Parameter</text:span></text:p>
          </draw:text-box>
        </draw:frame>
        <draw:custom-shape draw:style-name="gr6" draw:text-style-name="P3" draw:layer="layout" svg:width="6.601cm" svg:height="2.999cm" svg:x="7.8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6.039cm" svg:height="0.806cm" svg:x="8.301cm" svg:y="9.301cm">
          <draw:text-box>
            <text:p><text:span text:style-name="T2">Selektion und Anpaarung</text:span></text:p>
          </draw:text-box>
        </draw:frame>
        <draw:line draw:style-name="gr8" draw:text-style-name="P3" draw:layer="layout" svg:x1="4cm" svg:y1="2cm" svg:x2="0.4cm" svg:y2="2cm">
          <text:p/>
        </draw:line>
        <draw:line draw:style-name="gr9" draw:text-style-name="P3" draw:layer="layout" svg:x1="2.9cm" svg:y1="2cm" svg:x2="2.9cm" svg:y2="3.3cm">
          <text:p/>
        </draw:line>
        <draw:line draw:style-name="gr9" draw:text-style-name="P3" draw:layer="layout" svg:x1="2.4cm" svg:y1="5.7cm" svg:x2="3.6cm" svg:y2="6.6cm">
          <text:p/>
        </draw:line>
        <draw:line draw:style-name="gr9" draw:text-style-name="P3" draw:layer="layout" svg:x1="6.9cm" svg:y1="8.8cm" svg:x2="7.8cm" svg:y2="9.9cm">
          <text:p/>
        </draw:line>
        <draw:custom-shape draw:style-name="gr10" draw:text-style-name="P3" draw:layer="layout" svg:width="5.8cm" svg:height="2.4cm" svg:x="9.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4" draw:layer="layout" svg:width="4.033cm" svg:height="0.806cm" svg:x="10cm" svg:y="3.8cm">
          <draw:text-box>
            <text:p><text:span text:style-name="T2">Selektionserfolg</text:span></text:p>
          </draw:text-box>
        </draw:frame>
        <draw:line draw:style-name="gr9" draw:text-style-name="P3" draw:layer="layout" svg:x1="13.3cm" svg:y1="8.6cm" svg:x2="13.9cm" svg:y2="5.2cm">
          <text:p/>
        </draw:line>
        <draw:line draw:style-name="gr8" draw:text-style-name="P3" draw:layer="layout" svg:x1="13cm" svg:y1="3cm" svg:x2="13cm" svg:y2="2cm">
          <text:p/>
        </draw:line>
        <draw:line draw:style-name="gr9" draw:text-style-name="P3" draw:layer="layout" svg:x1="13cm" svg:y1="2cm" svg:x2="10.9cm" svg:y2="2cm">
          <text:p/>
        </draw:line>
        <draw:custom-shape draw:style-name="gr12" draw:text-style-name="P3" draw:layer="layout" svg:width="5.8cm" svg:height="2.4cm" svg:x="0.501cm" svg:y="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5" draw:layer="layout" svg:width="5.654cm" svg:height="0.725cm" svg:x="0.601cm" svg:y="9.775cm">
          <draw:text-box>
            <text:p><text:span text:style-name="T3">Reproduktionstechnologien</text:span></text:p>
          </draw:text-box>
        </draw:frame>
        <draw:line draw:style-name="gr9" draw:text-style-name="P3" draw:layer="layout" svg:x1="6.4cm" svg:y1="10.2cm" svg:x2="7.9cm" svg:y2="10.2cm">
          <text:p/>
        </draw:line>
        <draw:line draw:style-name="gr9" draw:text-style-name="P3" draw:layer="layout" svg:x1="0.4cm" svg:y1="2cm" svg:x2="0.4cm" svg:y2="1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8-04-07T09:25:37.067452000</dc:date>
    <meta:editing-duration>PT7M56S</meta:editing-duration>
    <meta:editing-cycles>5</meta:editing-cycles>
    <meta:generator>LibreOffice/5.4.3.2$MacOSX_X86_64 LibreOffice_project/92a7159f7e4af62137622921e809f8546db437e5</meta:generator>
    <meta:document-statistic meta:object-count="20"/>
  </office:meta>
</office:document-meta>
</file>